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margin-top="0cm" fo:margin-bottom="0cm" fo:line-height="120%" fo:text-align="center" style:justify-single-word="false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fo:line-height="120%" fo:text-align="start" style:justify-single-word="false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fo:line-height="120%" fo:text-align="start" style:justify-single-word="false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4ac1cf1-7fff-d997-23a9-cbeb3c09533f"/>Chers voisins,</text:p>
      <text:p text:style-name="Text_20_body"/>
      <text:p text:style-name="P6">Nous vous rappelons que les éboueurs ne viennent pas chercher les poubelles et que c’est à nous de les amener au niveau de la rue des Arquebusiers afin qu’ils les ramassent.</text:p>
      <text:p text:style-name="P6">Bien évidemment, c’est à nous de les ramener au quai Edmond Valentin.</text:p>
      <text:p text:style-name="Text_20_body"/>
      <text:p text:style-name="P6">Cette tâche, nous nous la partageons équitablement entre locataires. Afin de répartir la charge équitablement entre tous les locataires, le planning suivant devra être respecté : </text:p>
      <text:p text:style-name="Text_20_body"/>
      <text:p text:style-name="Text_20_body">Responsable de cette semaine : [RESP_SEMAINE_1]</text:p>
      <text:p text:style-name="Text_20_body"/>
      <text:p text:style-name="Text_20_body">Sortie de la poubelle jaune : [DATE_JAUNE_OUT] à partir de [HEURE_JAUNE_OUT]</text:p>
      <text:p text:style-name="Text_20_body">Retour de la poubelle jaune : [DATE_JAUNE_IN] à partir de [HEURE_JAUNE_I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1-16T13:05:47</dc:date>
    <dc:creator>Cédric Zuger</dc:creator>
    <meta:editing-duration>PT45M2S</meta:editing-duration>
    <meta:editing-cycles>2</meta:editing-cycles>
    <meta:generator>OpenOffice/4.1.6$Unix OpenOffice.org_project/416m1$Build-9790</meta:generator>
    <meta:document-statistic meta:table-count="0" meta:image-count="0" meta:object-count="0" meta:page-count="1" meta:paragraph-count="7" meta:word-count="99" meta:character-count="632"/>
  </office:meta>
</office:document-meta>
</file>